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501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41"/>
  </office:automatic-styles>
  <office:body>
    <office:spreadsheet>
      <table:table table:name="Tabelle1" table:style-name="ta1" table:print="false">
        <table:table-column table:style-name="co1" table:number-columns-repeated="3" table:default-cell-style-name="Default"/>
        <table:table-column table:style-name="co2" table:number-columns-repeated="3" table:default-cell-style-name="Default"/>
        <table:table-column table:style-name="co1" table:number-columns-repeated="7" table:default-cell-style-name="Default"/>
        <table:table-row table:style-name="ro1">
          <table:table-cell table:number-columns-repeated="11"/>
          <table:table-cell office:value-type="string">
            <text:p>Arri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Arri</text:p>
          </table:table-cell>
          <table:table-cell table:number-columns-repeated="8"/>
          <table:table-cell office:value-type="string">
            <text:p>X4</text:p>
          </table:table-cell>
          <table:table-cell office:value-type="string">
            <text:p>K-Eye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DL7F</text:p>
          </table:table-cell>
          <table:table-cell office:value-type="string">
            <text:p>DL7F r1</text:p>
          </table:table-cell>
          <table:table-cell office:value-type="string">
            <text:p>DL7F r2</text:p>
          </table:table-cell>
          <table:table-cell office:value-type="string">
            <text:p>DL7F r3</text:p>
          </table:table-cell>
          <table:table-cell table:number-columns-repeated="5"/>
          <table:table-cell office:value-type="string">
            <text:p>Mac Encore</text:p>
          </table:table-cell>
          <table:table-cell office:value-type="string">
            <text:p>Ghibli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Ghibli</text:p>
          </table:table-cell>
          <table:table-cell office:value-type="string">
            <text:p>Ghibli r1</text:p>
          </table:table-cell>
          <table:table-cell office:value-type="string">
            <text:p>Ghibli r2</text:p>
          </table:table-cell>
          <table:table-cell office:value-type="string">
            <text:p>Ghibli r3</text:p>
          </table:table-cell>
          <table:table-cell table:number-columns-repeated="5"/>
          <table:table-cell office:value-type="string">
            <text:p>S4 Lustr</text:p>
          </table:table-cell>
          <table:table-cell office:value-type="string">
            <text:p>DL7F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string">
            <text:p>S4 Lustr</text:p>
          </table:table-cell>
          <table:table-cell office:value-type="string">
            <text:p>S4 Lustr r1</text:p>
          </table:table-cell>
          <table:table-cell office:value-type="string">
            <text:p>S4 Lustr r2</text:p>
          </table:table-cell>
          <table:table-cell office:value-type="string">
            <text:p>S4 Lustr r3</text:p>
          </table:table-cell>
          <table:table-cell table:number-columns-repeated="7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string">
            <text:p>K-Eye</text:p>
          </table:table-cell>
          <table:table-cell office:value-type="string">
            <text:p>K-Eye r1</text:p>
          </table:table-cell>
          <table:table-cell office:value-type="string">
            <text:p>K-Eye r2</text:p>
          </table:table-cell>
          <table:table-cell office:value-type="string">
            <text:p>K-Eye r3</text:p>
          </table:table-cell>
          <table:table-cell table:number-columns-repeated="7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string">
            <text:p>Mac Encore</text:p>
          </table:table-cell>
          <table:table-cell office:value-type="string">
            <text:p>Mac Encore r1</text:p>
          </table:table-cell>
          <table:table-cell office:value-type="string">
            <text:p>Mac Encore r2</text:p>
          </table:table-cell>
          <table:table-cell office:value-type="string">
            <text:p>Mac Encore r3</text:p>
          </table:table-cell>
          <table:table-cell table:number-columns-repeated="7"/>
        </table:table-row>
        <table:table-row table:style-name="ro2">
          <table:table-cell/>
          <table:table-cell office:value-type="float" office:value="6">
            <text:p>6</text:p>
          </table:table-cell>
          <table:table-cell office:value-type="string">
            <text:p>X4</text:p>
          </table:table-cell>
          <table:table-cell office:value-type="string">
            <text:p>X4 r1</text:p>
          </table:table-cell>
          <table:table-cell office:value-type="string">
            <text:p>X4 r2</text:p>
          </table:table-cell>
          <table:table-cell office:value-type="string">
            <text:p>X4 r3</text:p>
          </table:table-cell>
          <table:table-cell table:number-columns-repeated="7"/>
        </table:table-row>
        <table:table-row table:style-name="ro2" table:number-rows-repeated="6">
          <table:table-cell table:number-columns-repeated="13"/>
        </table:table-row>
        <table:table-row table:style-name="ro3">
          <table:table-cell table:number-columns-repeated="2"/>
          <table:table-cell office:value-type="float" office:value="1">
            <text:p>1</text:p>
          </table:table-cell>
          <table:table-cell office:value-type="string">
            <text:p>Arri</text:p>
          </table:table-cell>
          <table:table-cell office:value-type="string">
            <text:p>Arri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2">
            <text:p>2</text:p>
          </table:table-cell>
          <table:table-cell table:number-columns-repeated="2" office:value-type="string">
            <text:p>DL7F r1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float" office:value="3">
            <text:p>3</text:p>
          </table:table-cell>
          <table:table-cell office:value-type="string">
            <text:p>Ghibli r1</text:p>
          </table:table-cell>
          <table:table-cell office:value-type="string">
            <text:p>DL7F r2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float" office:value="4">
            <text:p>4</text:p>
          </table:table-cell>
          <table:table-cell office:value-type="string">
            <text:p>S4 Lustr r1</text:p>
          </table:table-cell>
          <table:table-cell office:value-type="string">
            <text:p>DL7F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float" office:value="5">
            <text:p>5</text:p>
          </table:table-cell>
          <table:table-cell office:value-type="string">
            <text:p>K-Eye r1</text:p>
          </table:table-cell>
          <table:table-cell office:value-type="string">
            <text:p>DL7F r3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float" office:value="6">
            <text:p>6</text:p>
          </table:table-cell>
          <table:table-cell office:value-type="string">
            <text:p>Mac Encore r1</text:p>
          </table:table-cell>
          <table:table-cell office:value-type="string">
            <text:p>Arri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float" office:value="7">
            <text:p>7</text:p>
          </table:table-cell>
          <table:table-cell office:value-type="string">
            <text:p>X4 r1</text:p>
          </table:table-cell>
          <table:table-cell office:value-type="string">
            <text:p>Ghibli r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8">
            <text:p>8</text:p>
          </table:table-cell>
          <table:table-cell office:value-type="string">
            <text:p>Arri</text:p>
          </table:table-cell>
          <table:table-cell office:value-type="string">
            <text:p>Ghibli r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9">
            <text:p>9</text:p>
          </table:table-cell>
          <table:table-cell office:value-type="string">
            <text:p>DL7F r2</text:p>
          </table:table-cell>
          <table:table-cell office:value-type="string">
            <text:p>Ghibli 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">
            <text:p>10</text:p>
          </table:table-cell>
          <table:table-cell office:value-type="string">
            <text:p>Ghibli r2</text:p>
          </table:table-cell>
          <table:table-cell office:value-type="string">
            <text:p>Ghibli r3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1">
            <text:p>11</text:p>
          </table:table-cell>
          <table:table-cell office:value-type="string">
            <text:p>S4 Lustr r2</text:p>
          </table:table-cell>
          <table:table-cell office:value-type="string">
            <text:p>Arri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2">
            <text:p>12</text:p>
          </table:table-cell>
          <table:table-cell office:value-type="string">
            <text:p>K-Eye r2</text:p>
          </table:table-cell>
          <table:table-cell office:value-type="string">
            <text:p>S4 Lustr r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3">
            <text:p>13</text:p>
          </table:table-cell>
          <table:table-cell office:value-type="string">
            <text:p>Mac Encore r2</text:p>
          </table:table-cell>
          <table:table-cell office:value-type="string">
            <text:p>S4 Lustr r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4">
            <text:p>14</text:p>
          </table:table-cell>
          <table:table-cell office:value-type="string">
            <text:p>X4 r2</text:p>
          </table:table-cell>
          <table:table-cell office:value-type="string">
            <text:p>S4 Lustr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5">
            <text:p>15</text:p>
          </table:table-cell>
          <table:table-cell office:value-type="string">
            <text:p>Arri</text:p>
          </table:table-cell>
          <table:table-cell office:value-type="string">
            <text:p>S4 Lustr r3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6">
            <text:p>16</text:p>
          </table:table-cell>
          <table:table-cell office:value-type="string">
            <text:p>DL7F r3</text:p>
          </table:table-cell>
          <table:table-cell office:value-type="string">
            <text:p>Arri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7">
            <text:p>17</text:p>
          </table:table-cell>
          <table:table-cell office:value-type="string">
            <text:p>Ghibli r3</text:p>
          </table:table-cell>
          <table:table-cell office:value-type="string">
            <text:p>K-Eye r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8">
            <text:p>18</text:p>
          </table:table-cell>
          <table:table-cell office:value-type="string">
            <text:p>S4 Lustr r3</text:p>
          </table:table-cell>
          <table:table-cell office:value-type="string">
            <text:p>K-Eye r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9">
            <text:p>19</text:p>
          </table:table-cell>
          <table:table-cell office:value-type="string">
            <text:p>K-Eye r3</text:p>
          </table:table-cell>
          <table:table-cell office:value-type="string">
            <text:p>K-Eye 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20">
            <text:p>20</text:p>
          </table:table-cell>
          <table:table-cell office:value-type="string">
            <text:p>Mac Encore r3</text:p>
          </table:table-cell>
          <table:table-cell office:value-type="string">
            <text:p>K-Eye r3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21">
            <text:p>21</text:p>
          </table:table-cell>
          <table:table-cell office:value-type="string">
            <text:p>X4 r3</text:p>
          </table:table-cell>
          <table:table-cell office:value-type="string">
            <text:p>Arri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float" office:value="22">
            <text:p>22</text:p>
          </table:table-cell>
          <table:table-cell office:value-type="string">
            <text:p>Mac Encore r3</text:p>
          </table:table-cell>
          <table:table-cell office:value-type="string">
            <text:p>Mac Encore r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23">
            <text:p>23</text:p>
          </table:table-cell>
          <table:table-cell office:value-type="string">
            <text:p>Arri</text:p>
          </table:table-cell>
          <table:table-cell office:value-type="string">
            <text:p>Mac Encore r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24">
            <text:p>24</text:p>
          </table:table-cell>
          <table:table-cell office:value-type="string">
            <text:p>DL7F</text:p>
          </table:table-cell>
          <table:table-cell office:value-type="string">
            <text:p>Mac Encore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25">
            <text:p>25</text:p>
          </table:table-cell>
          <table:table-cell office:value-type="string">
            <text:p>Ghibli</text:p>
          </table:table-cell>
          <table:table-cell office:value-type="string">
            <text:p>Mac Encore r3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26">
            <text:p>26</text:p>
          </table:table-cell>
          <table:table-cell office:value-type="string">
            <text:p>S4 Lustr</text:p>
          </table:table-cell>
          <table:table-cell office:value-type="string">
            <text:p>Arri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27">
            <text:p>27</text:p>
          </table:table-cell>
          <table:table-cell office:value-type="string">
            <text:p>K-Eye</text:p>
          </table:table-cell>
          <table:table-cell office:value-type="string">
            <text:p>X4 r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28">
            <text:p>28</text:p>
          </table:table-cell>
          <table:table-cell office:value-type="string">
            <text:p>Mac Encore</text:p>
          </table:table-cell>
          <table:table-cell office:value-type="string">
            <text:p>X4 r2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29">
            <text:p>29</text:p>
          </table:table-cell>
          <table:table-cell table:number-columns-repeated="2" office:value-type="string">
            <text:p>X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30">
            <text:p>30</text:p>
          </table:table-cell>
          <table:table-cell office:value-type="string">
            <text:p>Arri</text:p>
          </table:table-cell>
          <table:table-cell office:value-type="string">
            <text:p>X4 r3</text:p>
          </table:table-cell>
          <table:table-cell table:number-columns-repeated="2"/>
          <table:table-cell table:formula="of:=2*30+2*31" office:value-type="float" office:value="122">
            <text:p>12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1">
            <text:p>31</text:p>
          </table:table-cell>
          <table:table-cell/>
          <table:table-cell office:value-type="string">
            <text:p>Arri</text:p>
          </table:table-cell>
          <table:table-cell table:number-columns-repeated="2"/>
          <table:table-cell table:formula="of:=[.H44]*10" office:value-type="float" office:value="1220">
            <text:p>1220</text:p>
          </table:table-cell>
          <table:table-cell table:style-name="ce1" table:formula="of:=[.H45]/(60*60*24)" office:value-type="time" office:time-value="PT00H20M20S">
            <text:p>00:20:20</text:p>
          </table:table-cell>
          <table:table-cell table:number-columns-repeated="4"/>
        </table:table-row>
      </table:table>
      <table:table table:name="Tabelle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29">29.05.2018</text:date>, <text:time>12:21:07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thias Held</meta:initial-creator>
    <meta:creation-date>2018-05-29T10:39:24.38</meta:creation-date>
    <dc:date>2018-05-29T12:21:07.86</dc:date>
    <dc:creator>Matthias Held</dc:creator>
    <meta:editing-duration>PT12M49S</meta:editing-duration>
    <meta:editing-cycles>1</meta:editing-cycles>
    <meta:document-statistic meta:table-count="3" meta:cell-count="133" meta:object-count="0"/>
    <meta:generator>OpenOffice/4.1.5$Win32 OpenOffice.org_project/415m1$Build-9789</meta:generator>
  </office:meta>
</office:document-meta>
</file>